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48.69pt"/>
    </style:style>
    <style:style style:name="co2" style:family="table-column">
      <style:table-column-properties fo:break-before="auto" style:column-width="292.79pt"/>
    </style:style>
    <style:style style:name="co3" style:family="table-column">
      <style:table-column-properties fo:break-before="auto" style:column-width="362.01pt"/>
    </style:style>
    <style:style style:name="co4" style:family="table-column">
      <style:table-column-properties fo:break-before="auto" style:column-width="316.74pt"/>
    </style:style>
    <style:style style:name="co5" style:family="table-column">
      <style:table-column-properties fo:break-before="auto" style:column-width="364.65pt"/>
    </style:style>
    <style:style style:name="co6" style:family="table-column">
      <style:table-column-properties fo:break-before="auto" style:column-width="378pt"/>
    </style:style>
    <style:style style:name="co7" style:family="table-column">
      <style:table-column-properties fo:break-before="auto" style:column-width="274.14pt"/>
    </style:style>
    <style:style style:name="co8" style:family="table-column">
      <style:table-column-properties fo:break-before="auto" style:column-width="306.11pt"/>
    </style:style>
    <style:style style:name="co9" style:family="table-column">
      <style:table-column-properties fo:break-before="auto" style:column-width="271.5pt"/>
    </style:style>
    <style:style style:name="co10" style:family="table-column">
      <style:table-column-properties fo:break-before="auto" style:column-width="279.5pt"/>
    </style:style>
    <style:style style:name="co11" style:family="table-column">
      <style:table-column-properties fo:break-before="auto" style:column-width="385.94pt"/>
    </style:style>
    <style:style style:name="co12" style:family="table-column">
      <style:table-column-properties fo:break-before="auto" style:column-width="404.59pt"/>
    </style:style>
    <style:style style:name="co13" style:family="table-column">
      <style:table-column-properties fo:break-before="auto" style:column-width="275.81pt"/>
    </style:style>
    <style:style style:name="co14" style:family="table-column">
      <style:table-column-properties fo:break-before="auto" style:column-width="484.44pt"/>
    </style:style>
    <style:style style:name="co15" style:family="table-column">
      <style:table-column-properties fo:break-before="auto" style:column-width="299pt"/>
    </style:style>
    <style:style style:name="co16" style:family="table-column">
      <style:table-column-properties fo:break-before="auto" style:column-width="276.8pt"/>
    </style:style>
    <style:style style:name="co17" style:family="table-column">
      <style:table-column-properties fo:break-before="auto" style:column-width="64.01pt"/>
    </style:style>
    <style:style style:name="ro1" style:family="table-row">
      <style:table-row-properties style:row-height="57.66pt" fo:break-before="auto" style:use-optimal-row-height="false"/>
    </style:style>
    <style:style style:name="ro2" style:family="table-row">
      <style:table-row-properties style:row-height="28.35pt" fo:break-before="auto" style:use-optimal-row-height="false"/>
    </style:style>
    <style:style style:name="ro3" style:family="table-row">
      <style:table-row-properties style:row-height="26.39pt" fo:break-before="auto" style:use-optimal-row-height="false"/>
    </style:style>
    <style:style style:name="ro4" style:family="table-row">
      <style:table-row-properties style:row-height="29.85pt" fo:break-before="auto" style:use-optimal-row-height="false"/>
    </style:style>
    <style:style style:name="ro5" style:family="table-row">
      <style:table-row-properties style:row-height="27.55pt" fo:break-before="auto" style:use-optimal-row-height="false"/>
    </style:style>
    <style:style style:name="ro6" style:family="table-row">
      <style:table-row-properties style:row-height="18.34pt" fo:break-before="auto" style:use-optimal-row-height="false"/>
    </style:style>
    <style:style style:name="ro7" style:family="table-row">
      <style:table-row-properties style:row-height="30.95pt" fo:break-before="auto" style:use-optimal-row-height="false"/>
    </style:style>
    <style:style style:name="ro8" style:family="table-row">
      <style:table-row-properties style:row-height="44.76pt" fo:break-before="auto" style:use-optimal-row-height="false"/>
    </style:style>
    <style:style style:name="ro9" style:family="table-row">
      <style:table-row-properties style:row-height="34.41pt" fo:break-before="auto" style:use-optimal-row-height="false"/>
    </style:style>
    <style:style style:name="ro10" style:family="table-row">
      <style:table-row-properties style:row-height="43.6pt" fo:break-before="auto" style:use-optimal-row-height="false"/>
    </style:style>
    <style:style style:name="ro11" style:family="table-row">
      <style:table-row-properties style:row-height="25.26pt" fo:break-before="auto" style:use-optimal-row-height="false"/>
    </style:style>
    <style:style style:name="ro12" style:family="table-row">
      <style:table-row-properties style:row-height="20.64pt" fo:break-before="auto" style:use-optimal-row-height="false"/>
    </style:style>
    <style:style style:name="ro13" style:family="table-row">
      <style:table-row-properties style:row-height="11.45pt" fo:break-before="auto" style:use-optimal-row-height="false"/>
    </style:style>
    <style:style style:name="ro14" style:family="table-row">
      <style:table-row-properties style:row-height="32.09pt" fo:break-before="auto" style:use-optimal-row-height="false"/>
    </style:style>
    <style:style style:name="ro15"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pt"/>
      <style:text-properties fo:font-size="20pt" fo:font-weight="bold" style:font-size-asian="20pt" style:font-weight-asian="bold" style:font-size-complex="20pt" style:font-weight-complex="bold"/>
    </style:style>
  </office:automatic-styles>
  <office:body>
    <office:spreadsheet>
      <table:calculation-settings table:automatic-find-labels="false" table:use-regular-expressions="false" table:use-wildcards="true"/>
      <table:table table:name="Record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number-columns-repeated="1008" table:default-cell-style-name="Default"/>
        <table:table-row table:style-name="ro1">
          <table:table-cell table:style-name="ce1" office:value-type="string" calcext:value-type="string">
            <text:p>JOB TITLE</text:p>
          </table:table-cell>
          <table:table-cell table:style-name="ce1" office:value-type="string" calcext:value-type="string">
            <text:p>COMPANY NAME</text:p>
          </table:table-cell>
          <table:table-cell table:style-name="ce1" office:value-type="string" calcext:value-type="string">
            <text:p>VACANCY</text:p>
          </table:table-cell>
          <table:table-cell table:style-name="ce1" office:value-type="string" calcext:value-type="string">
            <text:p>JOB RESPONSIBILITIES</text:p>
          </table:table-cell>
          <table:table-cell table:style-name="ce1" office:value-type="string" calcext:value-type="string">
            <text:p>JOB CONTEXT</text:p>
          </table:table-cell>
          <table:table-cell table:style-name="ce1" office:value-type="string" calcext:value-type="string">
            <text:p>EMPLOYMENT STATUS</text:p>
          </table:table-cell>
          <table:table-cell table:style-name="ce1" office:value-type="string" calcext:value-type="string">
            <text:p>EXPERIENCE</text:p>
          </table:table-cell>
          <table:table-cell table:style-name="ce1" office:value-type="string" calcext:value-type="string">
            <text:p>GENDER</text:p>
          </table:table-cell>
          <table:table-cell table:style-name="ce1" office:value-type="string" calcext:value-type="string">
            <text:p>AGE</text:p>
          </table:table-cell>
          <table:table-cell table:style-name="ce1" office:value-type="string" calcext:value-type="string">
            <text:p>JOB LOCATION</text:p>
          </table:table-cell>
          <table:table-cell table:style-name="ce1" office:value-type="string" calcext:value-type="string">
            <text:p>EDUCATIONAL REQUIREMENTS</text:p>
          </table:table-cell>
          <table:table-cell table:style-name="ce1" office:value-type="string" calcext:value-type="string">
            <text:p>ADDITIONAL REQUIREMENTS</text:p>
          </table:table-cell>
          <table:table-cell table:style-name="ce1" office:value-type="string" calcext:value-type="string">
            <text:p>SALARY</text:p>
          </table:table-cell>
          <table:table-cell table:style-name="ce1" office:value-type="string" calcext:value-type="string">
            <text:p>COMPENSATION &amp; AND OTHER BENEFITS</text:p>
          </table:table-cell>
          <table:table-cell table:style-name="ce1" office:value-type="string" calcext:value-type="string">
            <text:p>PUBLISHED ON</text:p>
          </table:table-cell>
          <table:table-cell table:style-name="ce1" office:value-type="string" calcext:value-type="string">
            <text:p>APPLICATION DEADLINE</text:p>
          </table:table-cell>
          <table:table-cell table:style-name="ce1" table:number-columns-repeated="1008"/>
        </table:table-row>
        <table:table-row table:style-name="ro2">
          <table:table-cell office:value-type="string" calcext:value-type="string">
            <text:p>Manager, Civil Works</text:p>
          </table:table-cell>
          <table:table-cell office:value-type="string" calcext:value-type="string">
            <text:p>Cubic Global Limited </text:p>
          </table:table-cell>
          <table:table-cell office:value-type="string" calcext:value-type="string">
            <text:p/>
            <text:p>                                                                02</text:p>
            <text:p>                                                                </text:p>
          </table:table-cell>
          <table:table-cell office:value-type="string" calcext:value-type="string">
            <text:p/>
            <text:p>Good Understanding on Drawing, Design &amp; Estimation.</text:p>
            <text:p>Good Capability on Tender (e-tender) preparation &amp; submission. </text:p>
            <text:p>Capable of Handing Any residential or commercial structures.</text:p>
            <text:p>Planning &amp; Execution, quality control &amp; BoQ Preparation as per requirement. </text:p>
            <text:p>Good Communication skills, system knowledge, Interpersonal skills, Team handling</text:p>
            <text:p>Schedule the project in logical steps and budget time required to meet deadlines.</text:p>
            <text:p>Determine labor requirements and dispatch workers to construction sites.</text:p>
            <text:p>Inspect and review projects to monitor compliance with building and safety codes, and other regulations.</text:p>
            <text:p>Interpret and explain plans and contract terms to administrative staff, workers, and clients, representing the owner or developer or any other commercial body.</text:p>
            <text:p>Obtain all necessary permits and licenses.</text:p>
            <text:p>Preference will be given on skilled person who has handled big project and passionate about the job.</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3 to 6 year(s)</text:p>
            <text:p>                                                                    </text:p>
          </table:table-cell>
          <table:table-cell office:value-type="string" calcext:value-type="string">
            <text:p/>
            <text:p>Â Only males are allowed to apply</text:p>
            <text:p>                                                                    </text:p>
          </table:table-cell>
          <table:table-cell office:value-type="string" calcext:value-type="string">
            <text:p/>
            <text:p>Â Age 27 to 35 years</text:p>
            <text:p>                                                                    </text:p>
          </table:table-cell>
          <table:table-cell office:value-type="string" calcext:value-type="string">
            <text:p/>
            <text:p>Â Anywhere in Bangladesh</text:p>
            <text:p>                                                                    </text:p>
          </table:table-cell>
          <table:table-cell office:value-type="string" calcext:value-type="string">
            <text:p/>
            <text:p>Bachelor of Science (BSc) in Civil Engineeringn/a</text:p>
            <text:p>Skills Required:  Reporting and Documentation, Computer Operating, Ms Office</text:p>
            <text:p/>
          </table:table-cell>
          <table:table-cell office:value-type="string" calcext:value-type="string">
            <text:p/>
            <text:p>Age 27 to 35 years </text:p>
            <text:p>Only males are allowed to apply</text:p>
            <text:p>Good Skill on Tender Management</text:p>
            <text:p>BoQ Preparation</text:p>
            <text:p>Good Communication Skill</text:p>
            <text:p/>
          </table:table-cell>
          <table:table-cell office:value-type="string" calcext:value-type="string">
            <text:p/>
            <text:p>Â Negotiable</text:p>
            <text:p>                                                                    </text:p>
          </table:table-cell>
          <table:table-cell office:value-type="string" calcext:value-type="string">
            <text:p/>
            <text:p>T/A, Mobile bill, Tour allowance, Provident fundFestival Bonus: 2</text:p>
            <text:p/>
          </table:table-cell>
          <table:table-cell office:value-type="string" calcext:value-type="string">
            <text:p/>
            <text:p>Â Oct 16, 2019</text:p>
            <text:p>                                                                        </text:p>
          </table:table-cell>
          <table:table-cell office:value-type="string" calcext:value-type="string">
            <text:p/>
            <text:p>Â Nov 11, 2019</text:p>
            <text:p>                                                                        </text:p>
          </table:table-cell>
          <table:table-cell table:number-columns-repeated="1008"/>
        </table:table-row>
        <table:table-row table:style-name="ro3">
          <table:table-cell office:value-type="string" calcext:value-type="string">
            <text:p>Mobile Developer</text:p>
          </table:table-cell>
          <table:table-cell office:value-type="string" calcext:value-type="string">
            <text:p>Kutumbita Ltd. </text:p>
          </table:table-cell>
          <table:table-cell office:value-type="string" calcext:value-type="string">
            <text:p/>
            <text:p>                                                                01</text:p>
            <text:p>                                                                </text:p>
          </table:table-cell>
          <table:table-cell office:value-type="string" calcext:value-type="string">
            <text:p/>
            <text:p>Strong competencies in object-oriented design, data structures and algorithms.</text:p>
            <text:p>Familiarity with GitHub, JIRA, Trello</text:p>
            <text:p>Must have experience on the entire app development life cycle - concept, design, build, deploy, test, release To Play Stores and support.</text:p>
            <text:p>Familiarity with REST APIs to connect mobile applications to back-end services.</text:p>
            <text:p>Ability to communicate technical concepts clearly and effectively.</text:p>
            <text:p>UI design skills or at least good eye for UI design.</text:p>
            <text:p>Experience creating custom UI components, Push Notification Services, Memory Management, GPS and location-based services.</text:p>
            <text:p>Experience with offline storage, threading, and performance tuning</text:p>
            <text:p>Experience with socket.io for real time communications</text:p>
            <text:p>Proficient understanding of code versioning tools such as git , svn</text:p>
            <text:p>Experience with Android application development will be considered as a strong attribute</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2 to 4 year(s)</text:p>
            <text:p>                                                                    </text:p>
          </table:table-cell>
          <table:table-cell office:value-type="string" calcext:value-type="string">
            <text:p/>
            <text:p>Â Only males are allowed to apply</text:p>
            <text:p>                                                                    </text:p>
          </table:table-cell>
          <table:table-cell office:value-type="string" calcext:value-type="string">
            <text:p/>
            <text:p>Â Age 25 to 35 years</text:p>
            <text:p>                                                                    </text:p>
          </table:table-cell>
          <table:table-cell office:value-type="string" calcext:value-type="string">
            <text:p/>
            <text:p>Â Dhaka</text:p>
            <text:p>                                                                    </text:p>
          </table:table-cell>
          <table:table-cell office:value-type="string" calcext:value-type="string">
            <text:p/>
            <text:p>Bachelor of Computer Application (BCA) in Software Engineering</text:p>
            <text:p/>
          </table:table-cell>
          <table:table-cell office:value-type="string" calcext:value-type="string">
            <text:p/>
            <text:p>Age 25 to 35 years </text:p>
            <text:p>Only males are allowed to apply</text:p>
            <text:p>2 plus years in Android development experience must</text:p>
            <text:p>2 plus years in iOS development experience must</text:p>
            <text:p>Should have a good knowledge on Java and Kotlin</text:p>
            <text:p>Should have a good knowledge on Objective-C and Swift</text:p>
            <text:p>2 plus years of experience in using APIs, web services</text:p>
            <text:p/>
          </table:table-cell>
          <table:table-cell office:value-type="string" calcext:value-type="string">
            <text:p/>
            <text:p>Â Negotiable</text:p>
            <text:p>                                                                    </text:p>
          </table:table-cell>
          <table:table-cell office:value-type="string" calcext:value-type="string">
            <text:p/>
            <text:p>Weekly 2 holidaysLunch Facilities: Full SubsidizeSalary Review: YearlyFestival Bonus: 2</text:p>
            <text:p/>
          </table:table-cell>
          <table:table-cell office:value-type="string" calcext:value-type="string">
            <text:p/>
            <text:p>Â Oct 15, 2019</text:p>
            <text:p>                                                                        </text:p>
          </table:table-cell>
          <table:table-cell office:value-type="string" calcext:value-type="string">
            <text:p/>
            <text:p>Â Nov 14, 2019</text:p>
            <text:p>                                                                        </text:p>
          </table:table-cell>
          <table:table-cell table:number-columns-repeated="1008"/>
        </table:table-row>
        <table:table-row table:style-name="ro4">
          <table:table-cell office:value-type="string" calcext:value-type="string">
            <text:p>PHP Developer - Laravel</text:p>
          </table:table-cell>
          <table:table-cell office:value-type="string" calcext:value-type="string">
            <text:p>Smart Software Limited </text:p>
          </table:table-cell>
          <table:table-cell office:value-type="string" calcext:value-type="string">
            <text:p/>
            <text:p>                                                                4</text:p>
            <text:p>                                                                </text:p>
          </table:table-cell>
          <table:table-cell office:value-type="string" calcext:value-type="string">
            <text:p/>
            <text:p>Analyze, design and development of web and applications.Deliver applications/changes with security control, optimum performance, quality and responsiveness.Identify bugs, bottlenecks and issues in the applications.Resolve the known/raised issues on timely basis.Prepare technical documentations for assigned applications.Maintain change management procedure.Perform system integration testing and coordinate with end users for UAT.</text:p>
            <text:p/>
          </table:table-cell>
          <table:table-cell office:value-type="string" calcext:value-type="string">
            <text:p/>
            <text:p>Looking for PHP developers having in depth experience in Laravel Framework. Strong experience of php packages and third party api integrations.Must have experience in Ajax, jQueryStrong SQL syntax experience requiredKnowledge in VueJs or Laravel MixExpertise in deploying php application to Linux/UbuntuExpertise in developing business applications</text:p>
            <text:p/>
          </table:table-cell>
          <table:table-cell office:value-type="string" calcext:value-type="string">
            <text:p/>
            <text:p>                                                                Full-time</text:p>
            <text:p>                                                            </text:p>
          </table:table-cell>
          <table:table-cell office:value-type="string" calcext:value-type="string">
            <text:p/>
            <text:p>Â 1 to 5 year(s)</text:p>
            <text:p>                                                                    </text:p>
          </table:table-cell>
          <table:table-cell office:value-type="string" calcext:value-type="string">
            <text:p/>
            <text:p>Â Both males and females are allowed to apply</text:p>
            <text:p>                                                                    </text:p>
          </table:table-cell>
          <table:table-cell office:value-type="string" calcext:value-type="string">
            <text:p/>
            <text:p>Â Age 20 to 40 years</text:p>
            <text:p>                                                                    </text:p>
          </table:table-cell>
          <table:table-cell office:value-type="string" calcext:value-type="string">
            <text:p/>
            <text:p>Â Dhaka</text:p>
            <text:p>                                                                    </text:p>
          </table:table-cell>
          <table:table-cell office:value-type="string" calcext:value-type="string">
            <text:p/>
            <text:p>Bachelor of Computer Application (BCA), Diploma in EngineeringB.Sc / M.Sc in Computer Science &amp; Engineering from any reputed University.Diploma In Computer Science &amp; Engineering.Skills Required: MySQL,PHP,Laravel Framework,JSON</text:p>
            <text:p/>
          </table:table-cell>
          <table:table-cell office:value-type="string" calcext:value-type="string">
            <text:p/>
            <text:p>Age 20 to 40 years </text:p>
            <text:p>Both males and females are allowed to apply</text:p>
            <text:p/>
          </table:table-cell>
          <table:table-cell office:value-type="string" calcext:value-type="string">
            <text:p/>
            <text:p>Â Tk. 25000 - 45000 (Monthly)</text:p>
            <text:p>                                                                    </text:p>
          </table:table-cell>
          <table:table-cell office:value-type="string" calcext:value-type="string">
            <text:p/>
            <text:p>Provident fund, Over time allowance, Performance bonusSalary Review: Half YearlyFestival Bonus: 2</text:p>
            <text:p/>
          </table:table-cell>
          <table:table-cell office:value-type="string" calcext:value-type="string">
            <text:p/>
            <text:p>Â Oct 15, 2019</text:p>
            <text:p>                                                                        </text:p>
          </table:table-cell>
          <table:table-cell office:value-type="string" calcext:value-type="string">
            <text:p/>
            <text:p>Â Nov 14, 2019</text:p>
            <text:p>                                                                        </text:p>
          </table:table-cell>
          <table:table-cell table:number-columns-repeated="1008"/>
        </table:table-row>
        <table:table-row table:style-name="ro5">
          <table:table-cell office:value-type="string" calcext:value-type="string">
            <text:p>SEO &amp; Digital Marketing Executive</text:p>
          </table:table-cell>
          <table:table-cell office:value-type="string" calcext:value-type="string">
            <text:p>Octopi Communications Ltd </text:p>
          </table:table-cell>
          <table:table-cell office:value-type="string" calcext:value-type="string">
            <text:p/>
            <text:p>                                                                2</text:p>
            <text:p>                                                                </text:p>
          </table:table-cell>
          <table:table-cell office:value-type="string" calcext:value-type="string">
            <text:p/>
            <text:p>Develop SEO roadmap, identify and implement strategies and tactics for increasing organic traffic</text:p>
            <text:p>Develop and manage digital/online marketing campaigns.</text:p>
            <text:p>Local SEO, Global SEO, YouTube SEO</text:p>
            <text:p>Write and optimize content for the website and social networking accounts</text:p>
            <text:p>Identify new trends in digital marketing, evaluate new</text:p>
            <text:p>Design, build and maintain our social media platforms contents</text:p>
            <text:p>Measure and report performance of all digital marketing campaigns, and assess against goals</text:p>
            <text:p>Research, test, manage link building campaigns for high quality inbound links from paid/free directories, top industry sites, blogs and more</text:p>
            <text:p>Work experience on backlinking</text:p>
            <text:p>Social media marketing</text:p>
            <text:p>Conduct keyword research using Google and other research tools</text:p>
            <text:p>Recommend SEO opportunities based on keyword research and internal tools</text:p>
            <text:p>Proactively monitor search engine changes and document search engine algorithmic changes</text:p>
            <text:p>Interpret Web analytics data for performance improvement. Be comfortable with Google Analytics</text:p>
            <text:p>Up-to-date with the latest trends and best practices in online marketing and measurement</text:p>
            <text:p>Manage email and SMS campaigns.</text:p>
            <text:p>Write and optimize content for the website and social networking accounts.</text:p>
            <text:p>Design, build and maintain our social media platforms contents.</text:p>
            <text:p>Collaborate with Development team keeping components compatible with SEO.</text:p>
            <text:p>Make recommendations for content changes to new and existing content, including site side and link-building analysis and recommendations</text:p>
            <text:p/>
          </table:table-cell>
          <table:table-cell office:value-type="string" calcext:value-type="string">
            <text:p/>
            <text:p>                                                            We are looking for outstanding SEO specialist who will be responsible for web. SEO analyst will be responsible to rank all product key words on google 1st page by next 3-6 months.</text:p>
            <text:p>                                                        </text:p>
          </table:table-cell>
          <table:table-cell office:value-type="string" calcext:value-type="string">
            <text:p/>
            <text:p>                                                                Part-time, Contractual</text:p>
            <text:p>                                                            </text:p>
          </table:table-cell>
          <table:table-cell office:value-type="string" calcext:value-type="string">
            <text:p/>
            <text:p>Â 3 to 7 year(s)</text:p>
            <text:p>                                                                    </text:p>
          </table:table-cell>
          <table:table-cell office:value-type="string" calcext:value-type="string">
            <text:p/>
            <text:p>Â Both males and females are allowed to apply</text:p>
            <text:p>                                                                    </text:p>
          </table:table-cell>
          <table:table-cell office:value-type="string" calcext:value-type="string">
            <text:p/>
            <text:p>Â Age 28 to 40 years</text:p>
            <text:p>                                                                    </text:p>
          </table:table-cell>
          <table:table-cell office:value-type="string" calcext:value-type="string">
            <text:p/>
            <text:p>Â Dhaka</text:p>
            <text:p>                                                                    </text:p>
          </table:table-cell>
          <table:table-cell office:value-type="string" calcext:value-type="string">
            <text:p/>
            <text:p>Bachelor degree in any discipline</text:p>
            <text:p>Skills Required:  Off page SEO,  YouTube SEO, On page SEO, SEO and Digital Marketer</text:p>
            <text:p/>
          </table:table-cell>
          <table:table-cell office:value-type="string" calcext:value-type="string">
            <text:p/>
            <text:p>Age 28 to 40 years </text:p>
            <text:p>Both males and females are allowed to apply</text:p>
            <text:p>Proven track record of successful SEO strategy and implementation</text:p>
            <text:p>Strong knowledge of search engine algorithms and ranking strategies</text:p>
            <text:p>Proficient with SEO reporting and analytical tools</text:p>
            <text:p>Must be a quick learner when it comes to differences in cultures which can shape the foundation of a SEO project</text:p>
            <text:p>Great communication skills, written and verbal.</text:p>
            <text:p>Ability to juggle multiple short-term and long-term projects and be effective at task and timeline management</text:p>
            <text:p>Knowledge of HTML, JavaScript, FLASH, AJAX, and CSS as they relate to SEO</text:p>
            <text:p>Comfortable working with content management systems</text:p>
            <text:p>Ability to work individually and with cross functional teams to drive results</text:p>
            <text:p/>
          </table:table-cell>
          <table:table-cell office:value-type="string" calcext:value-type="string">
            <text:p/>
            <text:p>Â Tk. 25000 - 50000 (Monthly)</text:p>
            <text:p>                                                                    </text:p>
          </table:table-cell>
          <table:table-cell office:value-type="string" calcext:value-type="string">
            <text:p/>
            <text:p>Provident fund, Weekly 2 holidaysSalary Review: YearlyFestival Bonus: 2</text:p>
            <text:p/>
          </table:table-cell>
          <table:table-cell office:value-type="string" calcext:value-type="string">
            <text:p/>
            <text:p>Â Oct 14, 2019</text:p>
            <text:p>                                                                        </text:p>
          </table:table-cell>
          <table:table-cell office:value-type="string" calcext:value-type="string">
            <text:p/>
            <text:p>Â Nov 13, 2019</text:p>
            <text:p>                                                                        </text:p>
          </table:table-cell>
          <table:table-cell table:number-columns-repeated="1008"/>
        </table:table-row>
        <table:table-row table:style-name="ro6">
          <table:table-cell office:value-type="string" calcext:value-type="string">
            <text:p>Sr. Software Engineer</text:p>
          </table:table-cell>
          <table:table-cell office:value-type="string" calcext:value-type="string">
            <text:p>NG Solutions System Limited </text:p>
          </table:table-cell>
          <table:table-cell office:value-type="string" calcext:value-type="string">
            <text:p/>
            <text:p>                                                                03</text:p>
            <text:p>                                                                </text:p>
          </table:table-cell>
          <table:table-cell office:value-type="string" calcext:value-type="string">
            <text:p/>
            <text:p>Professional experience developing software using J2EE/Pyhton multi-tiered applications.Extensive knowledge of complex Structured Query Language (SQL) and a strong background in any RDBMS database like Oracle, MySQL, etc.Proven experience with the following technologies will be preferred: Microservices, Spring Boot, Spring Web, Spring Security, Apache Kafka, EJB, JPA, Oracle, Eclipse, Glassfish, Hibernate, OAuth2 (using Spring Security), Django.Significant understanding of Microservice patterns and concepts and their application in problem-solving.Design, build and maintain efficient, reusable, and reliable code.Prepare and produce releases of software components.Identify bottlenecks and bugs, and devise solutions to these problems.Upgrading, configuring and debugging existing systems.Perform code review, Unit Testing.Maintain necessary documentation in accordance with companies and clients' quality, process and documentation requirements.Deep knowledge on object-oriented design and implementation.Build Application from Scratch using JAVA/Python.Develop production-level codes and maintain the Standard Coding Convention on Java/Python.Interface development using React.Write Reusable, Testable, and Efficient code.Design and Implementation of Low-Latency, High-Availability, and Performant Application.Program Logic &amp; Flow Control, Unit &amp; Functional Testing, Debugging.Design and Implementation of API to be consumed by Front-End Developers.</text:p>
            <text:p/>
          </table:table-cell>
          <table:table-cell office:value-type="string" calcext:value-type="string">
            <text:p/>
            <text:p>                                                            The Company is looking to recruit numbers of Senior or Mid-level Software Engineers having experience either in Java or Python &amp; solid expertise writing complex PL/SQL code. The applicant should have strong experience in application programming, understanding complex data models, and fine-tuning for the performance. Candidates having adequate domain knowledge and experience in Telecommunication Industry would be strongly preferred.</text:p>
            <text:p>                                                        </text:p>
          </table:table-cell>
          <table:table-cell office:value-type="string" calcext:value-type="string">
            <text:p/>
            <text:p>                                                                Full-time</text:p>
            <text:p>                                                            </text:p>
          </table:table-cell>
          <table:table-cell office:value-type="string" calcext:value-type="string">
            <text:p/>
            <text:p>Â At least 6 year(s)</text:p>
            <text:p>                                                                    </text:p>
          </table:table-cell>
          <table:table-cell office:value-type="string" calcext:value-type="string">
            <text:p/>
            <text:p>Â Both males and females are allowed to apply</text:p>
            <text:p>                                                                    </text:p>
          </table:table-cell>
          <table:table-cell office:value-type="string" calcext:value-type="string">
            <text:p/>
            <text:p>Â Age 27 to 35 years</text:p>
            <text:p>                                                                    </text:p>
          </table:table-cell>
          <table:table-cell office:value-type="string" calcext:value-type="string">
            <text:p/>
            <text:p>Â Dhaka</text:p>
            <text:p>                                                                    </text:p>
          </table:table-cell>
          <table:table-cell office:value-type="string" calcext:value-type="string">
            <text:p/>
            <text:p>Bachelor of Science (BSc) in CSE</text:p>
            <text:p>Skills Required:  Oracle PLSQL., Java or Python Programming Language</text:p>
            <text:p/>
          </table:table-cell>
          <table:table-cell office:value-type="string" calcext:value-type="string">
            <text:p/>
            <text:p>Age 27 to 35 years </text:p>
            <text:p>Both males and females are allowed to apply</text:p>
            <text:p>Understanding existing code base, run re-engineering to renovate or modernize platform.Basic knowledge on Telecommunication Network Management.Strong knowledge in Oracle/MySQL RDBMS Structure &amp; Query.Familiar with high availability features of Oracle/MySQL.Experience designing and maintaining large-scale web applications. Clear understanding on Web technology and REST &amp; SOAP API.Solid grasp of software design patterns and principles, a good understanding of micro-service architecture.Very good understanding of micro-service architectureVery good problem-solving Capability, Client communication.Willing to work in client's on-site premises when required.</text:p>
            <text:p/>
          </table:table-cell>
          <table:table-cell office:value-type="string" calcext:value-type="string">
            <text:p/>
            <text:p>Â Negotiable</text:p>
            <text:p>                                                                    </text:p>
          </table:table-cell>
          <table:table-cell/>
          <table:table-cell office:value-type="string" calcext:value-type="string">
            <text:p/>
            <text:p>Â Oct 14, 2019</text:p>
            <text:p>                                                                        </text:p>
          </table:table-cell>
          <table:table-cell office:value-type="string" calcext:value-type="string">
            <text:p/>
            <text:p>Â Nov 8, 2019</text:p>
            <text:p>                                                                        </text:p>
          </table:table-cell>
          <table:table-cell table:number-columns-repeated="1008"/>
        </table:table-row>
        <table:table-row table:style-name="ro7">
          <table:table-cell office:value-type="string" calcext:value-type="string">
            <text:p>IT Engineer (Japan)</text:p>
          </table:table-cell>
          <table:table-cell office:value-type="string" calcext:value-type="string">
            <text:p>SA Trading (RL0084)</text:p>
          </table:table-cell>
          <table:table-cell office:value-type="string" calcext:value-type="string">
            <text:p/>
            <text:p>                                                                30</text:p>
            <text:p>                                                                </text:p>
          </table:table-cell>
          <table:table-cell office:value-type="string" calcext:value-type="string">
            <text:p/>
            <text:p>Progressive experience including both software engineering and infrastructure / develops with at least 1 year as a technical lead.</text:p>
            <text:p>Current ability of the following languages: Mean,Ruby, Elixir, Scala, Go</text:p>
            <text:p>Amazon Web Services (AWS).</text:p>
            <text:p>Experience working with HTML and Javascript.</text:p>
            <text:p>Configuration management (Ansible/Chef/Puppet).</text:p>
            <text:p>Kubernetes.</text:p>
            <text:p>Experience running production systems at large scale, and an understanding of the kinds of problems that can occur along with likely solutions.</text:p>
            <text:p>Knowing security protocols, IT systems, networking infrastructures and database systems.</text:p>
            <text:p>Managing multiple projects simultaneously.</text:p>
            <text:p>Working with inter-disciplinary teams to craft IT solutions.</text:p>
            <text:p>Communicating complex information to a non-technological audience</text:p>
            <text:p/>
          </table:table-cell>
          <table:table-cell office:value-type="string" calcext:value-type="string">
            <text:p/>
            <text:p>                                                            Candidates will be required to do multiple type IT related duties in JAPAN</text:p>
            <text:p>                                                        </text:p>
          </table:table-cell>
          <table:table-cell office:value-type="string" calcext:value-type="string">
            <text:p/>
            <text:p>Full-time5 years</text:p>
            <text:p/>
          </table:table-cell>
          <table:table-cell office:value-type="string" calcext:value-type="string">
            <text:p/>
            <text:p>Â 1 to 5 year(s)</text:p>
            <text:p>                                                                    </text:p>
          </table:table-cell>
          <table:table-cell office:value-type="string" calcext:value-type="string">
            <text:p/>
            <text:p>Â Both males and females are allowed to apply</text:p>
            <text:p>                                                                    </text:p>
          </table:table-cell>
          <table:table-cell office:value-type="string" calcext:value-type="string">
            <text:p/>
            <text:p>Â Age 20 to 32 years</text:p>
            <text:p>                                                                    </text:p>
          </table:table-cell>
          <table:table-cell office:value-type="string" calcext:value-type="string">
            <text:p/>
            <text:p>Â Japan</text:p>
            <text:p>                                                                    </text:p>
          </table:table-cell>
          <table:table-cell office:value-type="string" calcext:value-type="string">
            <text:p/>
            <text:p>Bachelor of Science (BSc)</text:p>
            <text:p/>
          </table:table-cell>
          <table:table-cell office:value-type="string" calcext:value-type="string">
            <text:p/>
            <text:p>Age 20 to 32 years </text:p>
            <text:p>Both males and females are allowed to apply</text:p>
            <text:p/>
          </table:table-cell>
          <table:table-cell office:value-type="string" calcext:value-type="string">
            <text:p/>
            <text:p>Â Tk. 240000 - 400000 (Monthly)</text:p>
            <text:p>                                                                    </text:p>
          </table:table-cell>
          <table:table-cell office:value-type="string" calcext:value-type="string">
            <text:p/>
            <text:p>Free accommodation.Air ticket will be provided by company on annual leave.Medical Coverage.One time allowance based on the country`s labor law.</text:p>
            <text:p/>
          </table:table-cell>
          <table:table-cell office:value-type="string" calcext:value-type="string">
            <text:p/>
            <text:p>Â Oct 14, 2019</text:p>
            <text:p>                                                                        </text:p>
          </table:table-cell>
          <table:table-cell office:value-type="string" calcext:value-type="string">
            <text:p/>
            <text:p>Â Nov 13, 2019</text:p>
            <text:p>                                                                        </text:p>
          </table:table-cell>
          <table:table-cell table:number-columns-repeated="1008"/>
        </table:table-row>
        <table:table-row table:style-name="ro8">
          <table:table-cell office:value-type="string" calcext:value-type="string">
            <text:p>Senior NodeJS Developer</text:p>
          </table:table-cell>
          <table:table-cell office:value-type="string" calcext:value-type="string">
            <text:p>Kutumbita Ltd. </text:p>
          </table:table-cell>
          <table:table-cell office:value-type="string" calcext:value-type="string">
            <text:p/>
            <text:p>                                                                01</text:p>
            <text:p>                                                                </text:p>
          </table:table-cell>
          <table:table-cell office:value-type="string" calcext:value-type="string">
            <text:p/>
            <text:p>You'll be responsible for participating in product development, from ideation to deployment and beyond.</text:p>
            <text:p>Writing reusable, testable, secured and efficient JavaScript (ES6+)</text:p>
            <text:p>Optimize performance of applications utilizing industry standards on all ends of the architecture.</text:p>
            <text:p>Provide API documentation and Architecture document.</text:p>
            <text:p/>
          </table:table-cell>
          <table:table-cell office:value-type="string" calcext:value-type="string">
            <text:p/>
            <text:p>                                                            We`re looking for a Senior NodeJS Developer with skills and experience in building modern web applications using JavaScript/Typescript, NodeJS,Express, MongoDB, Redis, Elasticsearch.</text:p>
            <text:p>                                                        </text:p>
          </table:table-cell>
          <table:table-cell office:value-type="string" calcext:value-type="string">
            <text:p/>
            <text:p>                                                                Full-time</text:p>
            <text:p>                                                            </text:p>
          </table:table-cell>
          <table:table-cell office:value-type="string" calcext:value-type="string">
            <text:p/>
            <text:p>Â 3 to 5 year(s)</text:p>
            <text:p>                                                                    </text:p>
          </table:table-cell>
          <table:table-cell office:value-type="string" calcext:value-type="string">
            <text:p/>
            <text:p>Â Only males are allowed to apply</text:p>
            <text:p>                                                                    </text:p>
          </table:table-cell>
          <table:table-cell office:value-type="string" calcext:value-type="string">
            <text:p/>
            <text:p>Â Age 25 to 35 years</text:p>
            <text:p>                                                                    </text:p>
          </table:table-cell>
          <table:table-cell office:value-type="string" calcext:value-type="string">
            <text:p/>
            <text:p>Â Anywhere in Bangladesh</text:p>
            <text:p>                                                                    </text:p>
          </table:table-cell>
          <table:table-cell office:value-type="string" calcext:value-type="string">
            <text:p/>
            <text:p>Bachelor of Computer Application (BCA) in Software Engineering</text:p>
            <text:p/>
          </table:table-cell>
          <table:table-cell office:value-type="string" calcext:value-type="string">
            <text:p/>
            <text:p>Age 25 to 35 years </text:p>
            <text:p>Only males are allowed to apply</text:p>
            <text:p>At least 3 years of hands-on experience creating public, complex systems using multiple languages.</text:p>
            <text:p>Strong understanding of OOP, OOAD</text:p>
            <text:p>Strong understanding of Design Patterns</text:p>
            <text:p>Proficient in Database technologies like PostgreSQL, and MongoDB.</text:p>
            <text:p>Proficient understanding of code versioning tools, such as Git</text:p>
            <text:p>Strong understanding of asynchronous JavaScript, its quirks, and workarounds.</text:p>
            <text:p>Strong understanding of socket programming (socket.io)</text:p>
            <text:p>Familiarity with Microservice Architecture.</text:p>
            <text:p>Familiarity with AWS and Docker.</text:p>
            <text:p/>
          </table:table-cell>
          <table:table-cell office:value-type="string" calcext:value-type="string">
            <text:p/>
            <text:p>Â Tk. 70000 - 90000 (Monthly)</text:p>
            <text:p>                                                                    </text:p>
          </table:table-cell>
          <table:table-cell office:value-type="string" calcext:value-type="string">
            <text:p/>
            <text:p>Weekly 2 holidaysLunch Facilities: Full SubsidizeFestival Bonus: 2</text:p>
            <text:p/>
          </table:table-cell>
          <table:table-cell office:value-type="string" calcext:value-type="string">
            <text:p/>
            <text:p>Â Oct 14, 2019</text:p>
            <text:p>                                                                        </text:p>
          </table:table-cell>
          <table:table-cell office:value-type="string" calcext:value-type="string">
            <text:p/>
            <text:p>Â Nov 13, 2019</text:p>
            <text:p>                                                                        </text:p>
          </table:table-cell>
          <table:table-cell table:number-columns-repeated="1008"/>
        </table:table-row>
        <table:table-row table:style-name="ro3">
          <table:table-cell office:value-type="string" calcext:value-type="string">
            <text:p>Senior Executive, IT</text:p>
          </table:table-cell>
          <table:table-cell office:value-type="string" calcext:value-type="string">
            <text:p>VIRGO Retail Ltd </text:p>
          </table:table-cell>
          <table:table-cell office:value-type="string" calcext:value-type="string">
            <text:p/>
            <text:p>                                                                1</text:p>
            <text:p>                                                                </text:p>
          </table:table-cell>
          <table:table-cell office:value-type="string" calcext:value-type="string">
            <text:p/>
            <text:p>Assist to maintain and service of Desktop, Laptop &amp; Printer, Wi-Fi etc</text:p>
            <text:p>Assist to networking, e-mail configure &amp; maintenance</text:p>
            <text:p>Assist to installing and configuring computer hardware, operating systems and applications</text:p>
            <text:p>Assist to replacing computer parts as required</text:p>
            <text:p>CC TV configure &amp; maintenance</text:p>
            <text:p>Make all kinds of configuration of all devices of LAN/MAN/WAN network.</text:p>
            <text:p>Any other responsibilities as assigned by the management</text:p>
            <text:p/>
          </table:table-cell>
          <table:table-cell office:value-type="string" calcext:value-type="string">
            <text:p/>
            <text:p>                                                            Virgo Retail Ltd. Is a fast-growing business, conglomerates are looking for self - motivated, proactive and energetic person for the position of Senior Executive, IT for its Corporate department and  Retail Outlets located at Dhaka.</text:p>
            <text:p>                                                        </text:p>
          </table:table-cell>
          <table:table-cell office:value-type="string" calcext:value-type="string">
            <text:p/>
            <text:p>                                                                Full-time</text:p>
            <text:p>                                                            </text:p>
          </table:table-cell>
          <table:table-cell office:value-type="string" calcext:value-type="string">
            <text:p/>
            <text:p>Â 3 to 5 year(s)</text:p>
            <text:p>                                                                    </text:p>
          </table:table-cell>
          <table:table-cell office:value-type="string" calcext:value-type="string">
            <text:p/>
            <text:p>Â Only males are allowed to apply</text:p>
            <text:p>                                                                    </text:p>
          </table:table-cell>
          <table:table-cell office:value-type="string" calcext:value-type="string">
            <text:p/>
            <text:p>Â Age 25 to 35 years</text:p>
            <text:p>                                                                    </text:p>
          </table:table-cell>
          <table:table-cell office:value-type="string" calcext:value-type="string">
            <text:p/>
            <text:p>Â Dhaka</text:p>
            <text:p>                                                                    </text:p>
          </table:table-cell>
          <table:table-cell office:value-type="string" calcext:value-type="string">
            <text:p/>
            <text:p>Bachelor of Science (BSc) in Computer Science Engineering</text:p>
            <text:p>Having Certification in CCNE/ CCNA/ MCSE/ Linux</text:p>
            <text:p/>
          </table:table-cell>
          <table:table-cell office:value-type="string" calcext:value-type="string">
            <text:p/>
            <text:p>Age 25 to 35 years </text:p>
            <text:p>Only males are allowed to apply</text:p>
            <text:p>Having good conversation skill both in English &amp; Bengali.</text:p>
            <text:p>Having strong working capability in a team.</text:p>
            <text:p/>
          </table:table-cell>
          <table:table-cell office:value-type="string" calcext:value-type="string">
            <text:p/>
            <text:p>Â Negotiable</text:p>
            <text:p>                                                                    </text:p>
          </table:table-cell>
          <table:table-cell office:value-type="string" calcext:value-type="string">
            <text:p/>
            <text:p>Mobile billSalary Review: YearlyFestival Bonus: 2</text:p>
            <text:p/>
          </table:table-cell>
          <table:table-cell office:value-type="string" calcext:value-type="string">
            <text:p/>
            <text:p>Â Oct 13, 2019</text:p>
            <text:p>                                                                        </text:p>
          </table:table-cell>
          <table:table-cell office:value-type="string" calcext:value-type="string">
            <text:p/>
            <text:p>Â Nov 11, 2019</text:p>
            <text:p>                                                                        </text:p>
          </table:table-cell>
          <table:table-cell table:number-columns-repeated="1008"/>
        </table:table-row>
        <table:table-row table:style-name="ro7">
          <table:table-cell office:value-type="string" calcext:value-type="string">
            <text:p>Software Engineer</text:p>
          </table:table-cell>
          <table:table-cell office:value-type="string" calcext:value-type="string">
            <text:p>Systech Unimax Ltd. </text:p>
          </table:table-cell>
          <table:table-cell office:value-type="string" calcext:value-type="string">
            <text:p/>
            <text:p>                                                                02</text:p>
            <text:p>                                                                </text:p>
          </table:table-cell>
          <table:table-cell office:value-type="string" calcext:value-type="string">
            <text:p/>
            <text:p>Will be assigned to Web Development with object-oriented software design and development using Microsoft .NET Framework 4.5 &amp; above</text:p>
            <text:p>Ensure high quality, adherence to standards and best practices, high performance and scalable deliverable.</text:p>
            <text:p>Must be a team player, proactive and passionate about software development and Team Process.</text:p>
            <text:p>Should be capable to work as individual or in team under pressure.</text:p>
            <text:p>Excellent analytical, problem solving and decision making skills.</text:p>
            <text:p>Must be accountable to team lead and project authority</text:p>
            <text:p>Should be capable to solve Complex Applications Logic</text:p>
            <text:p>Should be capable to solve database queries</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2 to 3 year(s)</text:p>
            <text:p>                                                                    </text:p>
          </table:table-cell>
          <table:table-cell office:value-type="string" calcext:value-type="string">
            <text:p/>
            <text:p>Â Both males and females are allowed to apply</text:p>
            <text:p>                                                                    </text:p>
          </table:table-cell>
          <table:table-cell office:value-type="string" calcext:value-type="string">
            <text:p/>
            <text:p>Â Age 25 to 35 years</text:p>
            <text:p>                                                                    </text:p>
          </table:table-cell>
          <table:table-cell office:value-type="string" calcext:value-type="string">
            <text:p/>
            <text:p>Â Dhaka</text:p>
            <text:p>                                                                    </text:p>
          </table:table-cell>
          <table:table-cell office:value-type="string" calcext:value-type="string">
            <text:p/>
            <text:p>Bachelor of Science (BSc) in Computer Science &amp; Engineering</text:p>
            <text:p/>
          </table:table-cell>
          <table:table-cell office:value-type="string" calcext:value-type="string">
            <text:p/>
            <text:p>Age 25 to 35 years </text:p>
            <text:p>Both males and females are allowed to apply</text:p>
            <text:p/>
          </table:table-cell>
          <table:table-cell office:value-type="string" calcext:value-type="string">
            <text:p/>
            <text:p>Â Negotiable</text:p>
            <text:p>                                                                    </text:p>
          </table:table-cell>
          <table:table-cell office:value-type="string" calcext:value-type="string">
            <text:p/>
            <text:p>Festival Bonus: 2</text:p>
            <text:p/>
          </table:table-cell>
          <table:table-cell office:value-type="string" calcext:value-type="string">
            <text:p/>
            <text:p>Â Oct 14, 2019</text:p>
            <text:p>                                                                        </text:p>
          </table:table-cell>
          <table:table-cell office:value-type="string" calcext:value-type="string">
            <text:p/>
            <text:p>Â Nov 13, 2019</text:p>
            <text:p>                                                                        </text:p>
          </table:table-cell>
          <table:table-cell table:number-columns-repeated="1008"/>
        </table:table-row>
        <table:table-row table:style-name="ro9">
          <table:table-cell office:value-type="string" calcext:value-type="string">
            <text:p>System Admin, Linux</text:p>
          </table:table-cell>
          <table:table-cell office:value-type="string" calcext:value-type="string">
            <text:p>Gakk Media Limited </text:p>
          </table:table-cell>
          <table:table-cell office:value-type="string" calcext:value-type="string">
            <text:p/>
            <text:p>                                                                01</text:p>
            <text:p>                                                                </text:p>
          </table:table-cell>
          <table:table-cell office:value-type="string" calcext:value-type="string">
            <text:p/>
            <text:p>Deep knowledge on RedHat Linux (6,7) and Ubuntu.Knowledge of Linux (Processes, Services &amp; Daemons, Task scheduling, LVM, NFS, Web-server, SELinux, ACLs, Network Port Security &amp; Firewall.Knowledgeable about Storage Area Networks (SAN) servers.Professional Experience on Shell scripting (bash, PowerShell, Batch-script).Knowledge of System Monitoring Tools, Performance monitoring &amp; Reporting will add an advantage.Knowledge of network routing, security protocols &amp; implementations: TCP/IP, SSL, IPSEC VPN, SSL VPN, VLAN.Configure, Backup, Update Switching, Routing and Firewall.Kennel Configure for SMS.IPCS (Inter-process communication) configure and monitoring.NGINX &amp; phpMyAdmin configure.PHP &amp; MySQL is an advantage.</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At least 3 year(s)</text:p>
            <text:p>                                                                    </text:p>
          </table:table-cell>
          <table:table-cell office:value-type="string" calcext:value-type="string">
            <text:p/>
            <text:p>Â Both males and females are allowed to apply</text:p>
            <text:p>                                                                    </text:p>
          </table:table-cell>
          <table:table-cell office:value-type="string" calcext:value-type="string">
            <text:p/>
            <text:p>Â Age 24 to 30 years</text:p>
            <text:p>                                                                    </text:p>
          </table:table-cell>
          <table:table-cell office:value-type="string" calcext:value-type="string">
            <text:p/>
            <text:p>Â Dhaka</text:p>
            <text:p>                                                                    </text:p>
          </table:table-cell>
          <table:table-cell office:value-type="string" calcext:value-type="string">
            <text:p/>
            <text:p>Bachelor of Science (BSc)</text:p>
            <text:p/>
          </table:table-cell>
          <table:table-cell office:value-type="string" calcext:value-type="string">
            <text:p/>
            <text:p>Age 24 to 30 years </text:p>
            <text:p>Both males and females are allowed to apply</text:p>
            <text:p>Identify areas for employee improvement.Conduct software engineering meetings.</text:p>
            <text:p/>
          </table:table-cell>
          <table:table-cell office:value-type="string" calcext:value-type="string">
            <text:p/>
            <text:p>Â Negotiable</text:p>
            <text:p>                                                                    </text:p>
          </table:table-cell>
          <table:table-cell office:value-type="string" calcext:value-type="string">
            <text:p/>
            <text:p>Weekly 2 holidaysSalary Review: YearlyFestival Bonus: 2As per Company Policy.</text:p>
            <text:p/>
          </table:table-cell>
          <table:table-cell office:value-type="string" calcext:value-type="string">
            <text:p/>
            <text:p>Â Oct 14, 2019</text:p>
            <text:p>                                                                        </text:p>
          </table:table-cell>
          <table:table-cell office:value-type="string" calcext:value-type="string">
            <text:p/>
            <text:p>Â Nov 13, 2019</text:p>
            <text:p>                                                                        </text:p>
          </table:table-cell>
          <table:table-cell table:number-columns-repeated="1008"/>
        </table:table-row>
        <table:table-row table:style-name="ro5">
          <table:table-cell office:value-type="string" calcext:value-type="string">
            <text:p>Senior Software Engineer (Database)</text:p>
          </table:table-cell>
          <table:table-cell office:value-type="string" calcext:value-type="string">
            <text:p>Gakk Media Limited </text:p>
          </table:table-cell>
          <table:table-cell office:value-type="string" calcext:value-type="string">
            <text:p/>
            <text:p>                                                                01</text:p>
            <text:p>                                                                </text:p>
          </table:table-cell>
          <table:table-cell office:value-type="string" calcext:value-type="string">
            <text:p/>
            <text:p>Sound knowledge in OOP.Sound knowledge of database queries.Knowledge of database theory.Knowledge of database design.Knowledge about the RDBMS itself, e.g. Microsoft SQL Server or MySQL.Knowledge of structured query language (SQL), e.g. SQL/PSM or Transact-SQL.General understanding of distributed computing architectures, e.g. Clientâ€“server model.General understanding of operating system, e.g. Windows. General understanding of storage technologies and networking.General understanding of routine maintenance, recovery, and handling failover of a database.SMS connectivity, WAP portal, Mobile handset configurations, web server management, domain &amp; hosting knowledge will give a plus to the qualification.Ensure sound security engineering practices are followed overseeing software certification processes.Deliver finished, high quality, and compelling software products.Building and leading engineering groups, contractors and 3rd party vendor's development projects.</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3 to 5 year(s)</text:p>
            <text:p>                                                                    </text:p>
          </table:table-cell>
          <table:table-cell office:value-type="string" calcext:value-type="string">
            <text:p/>
            <text:p>Â Both males and females are allowed to apply</text:p>
            <text:p>                                                                    </text:p>
          </table:table-cell>
          <table:table-cell office:value-type="string" calcext:value-type="string">
            <text:p/>
            <text:p>Â Age 24 to 30 years</text:p>
            <text:p>                                                                    </text:p>
          </table:table-cell>
          <table:table-cell office:value-type="string" calcext:value-type="string">
            <text:p/>
            <text:p>Â Dhaka</text:p>
            <text:p>                                                                    </text:p>
          </table:table-cell>
          <table:table-cell office:value-type="string" calcext:value-type="string">
            <text:p/>
            <text:p>Graduation/ Post graduation in C.S.E or equivalent.</text:p>
            <text:p/>
          </table:table-cell>
          <table:table-cell office:value-type="string" calcext:value-type="string">
            <text:p/>
            <text:p>Age 24 to 30 years </text:p>
            <text:p>Both males and females are allowed to apply</text:p>
            <text:p>Ensure that appropriate training is available for employees.Ensure that the team is clear on goals and objectives.Develop career and training plans.Identify areas for employee improvement.Conduct software engineering meetings.Drive and manage schedules.Report on schedule and product progress on daily basis.Work reference need to mention is a must.</text:p>
            <text:p/>
          </table:table-cell>
          <table:table-cell office:value-type="string" calcext:value-type="string">
            <text:p/>
            <text:p>Â Negotiable</text:p>
            <text:p>                                                                    </text:p>
          </table:table-cell>
          <table:table-cell office:value-type="string" calcext:value-type="string">
            <text:p/>
            <text:p>Performance bonus, Weekly 2 holidaysSalary Review: YearlyFestival Bonus: 2Other benefits as per company policy.</text:p>
            <text:p/>
          </table:table-cell>
          <table:table-cell office:value-type="string" calcext:value-type="string">
            <text:p/>
            <text:p>Â Oct 14, 2019</text:p>
            <text:p>                                                                        </text:p>
          </table:table-cell>
          <table:table-cell office:value-type="string" calcext:value-type="string">
            <text:p/>
            <text:p>Â Nov 13, 2019</text:p>
            <text:p>                                                                        </text:p>
          </table:table-cell>
          <table:table-cell table:number-columns-repeated="1008"/>
        </table:table-row>
        <table:table-row table:style-name="ro10">
          <table:table-cell office:value-type="string" calcext:value-type="string">
            <text:p>Executive, Quality Analyst</text:p>
          </table:table-cell>
          <table:table-cell office:value-type="string" calcext:value-type="string">
            <text:p>CSL Software Resources Ltd. </text:p>
          </table:table-cell>
          <table:table-cell office:value-type="string" calcext:value-type="string">
            <text:p/>
            <text:p>                                                                01</text:p>
            <text:p>                                                                </text:p>
          </table:table-cell>
          <table:table-cell office:value-type="string" calcext:value-type="string">
            <text:p/>
            <text:p>Create and execute test cases for assigned feature(s)</text:p>
            <text:p>Plan and write manual test cases while Dev Team begins coding work.</text:p>
            <text:p>Conduct testing as code is completed and merged to testing environment.</text:p>
            <text:p>Report any bugs</text:p>
            <text:p>Retest until all test cases are passing as expected</text:p>
            <text:p>Conduct necessary regression testing</text:p>
            <text:p>Evaluate and update test run results</text:p>
            <text:p>Keep manual test cases up to date as things inevitably change.</text:p>
            <text:p>Update/retire any manual test cases that have been become obsolete</text:p>
            <text:p>Communicate issues, risks and test status in a timely and detailed manner</text:p>
            <text:p>Ability to troubleshoot software defects and identify root cause</text:p>
            <text:p>Performing manual QA</text:p>
            <text:p>Effectively collaborate with team members to achieve the best results</text:p>
            <text:p>Assist in creating and maintaining documentation</text:p>
            <text:p>Part of Agile team consists of DEV &amp; QA which is responsible for the upcoming releases</text:p>
            <text:p>Expand the QA capabilities, quality and efficiency</text:p>
            <text:p>Evaluate business requirement and technical specification documents to craft test strategies and Level of Effort (LOE) assessments which would account for, durations, constraints, assumptions, etc. that are needed to fulfill test objectives</text:p>
            <text:p/>
          </table:table-cell>
          <table:table-cell office:value-type="string" calcext:value-type="string">
            <text:p/>
            <text:p>The role of the Quality Analyst is to assist the software development team to deliver high quality software development tools on time.Must have good Interest to learn System Development Life Cycle (SDLC) and Software Quality Assurance. The Quality Analyst assists with testing for software changes and/or new releases along with writing test cases, documenting test procedures, documenting test results, maintaining valid test data which would include valid test scenarios to ensure the quality of products.</text:p>
            <text:p>This role requires an inquisitive, proactive mind and a genuine interest in technology and/or online applications in general. As a Quality Analyst at CSL, your task is assisting in testing the software products, develop the experience and know-how to create and execute test cases for software, as well as experience working on software development teams.This role takes direction from Senior QA and/ or Lead QA.</text:p>
            <text:p/>
          </table:table-cell>
          <table:table-cell office:value-type="string" calcext:value-type="string">
            <text:p/>
            <text:p>                                                                Full-time</text:p>
            <text:p>                                                            </text:p>
          </table:table-cell>
          <table:table-cell office:value-type="string" calcext:value-type="string">
            <text:p/>
            <text:p>Â 1 to 2 year(s)</text:p>
            <text:p>                                                                    </text:p>
          </table:table-cell>
          <table:table-cell/>
          <table:table-cell office:value-type="string" calcext:value-type="string">
            <text:p/>
            <text:p>Â Age 25 to 32 years</text:p>
            <text:p>                                                                    </text:p>
          </table:table-cell>
          <table:table-cell office:value-type="string" calcext:value-type="string">
            <text:p/>
            <text:p>Â Dhaka</text:p>
            <text:p>                                                                    </text:p>
          </table:table-cell>
          <table:table-cell office:value-type="string" calcext:value-type="string">
            <text:p/>
            <text:p>Bachelor of Science (BSc) in CSE</text:p>
            <text:p/>
          </table:table-cell>
          <table:table-cell office:value-type="string" calcext:value-type="string">
            <text:p/>
            <text:p>Age 25 to 32 years </text:p>
            <text:p>MS Office experience, including Project, Excel, PowerPoint and Word (preferred)</text:p>
            <text:p>Familiarity with software development and web/mobile application testing concepts (preferred)</text:p>
            <text:p>Ability to analyze and test software applications at an end-user level</text:p>
            <text:p>Attention to detail, excellent communication skills</text:p>
            <text:p>Ability to work in a fast-paced environment that requires frequent shift in areas of focus</text:p>
            <text:p>Ability to work independently and take initiative to solve problems and QA challenges</text:p>
            <text:p>Execute assigned tasks in harmony with the test schedule</text:p>
            <text:p>Interest in SQA methodologies and practices</text:p>
            <text:p/>
          </table:table-cell>
          <table:table-cell office:value-type="string" calcext:value-type="string">
            <text:p/>
            <text:p>Â Negotiable</text:p>
            <text:p>                                                                    </text:p>
          </table:table-cell>
          <table:table-cell/>
          <table:table-cell office:value-type="string" calcext:value-type="string">
            <text:p/>
            <text:p>Â Oct 13, 2019</text:p>
            <text:p>                                                                        </text:p>
          </table:table-cell>
          <table:table-cell office:value-type="string" calcext:value-type="string">
            <text:p/>
            <text:p>Â Nov 9, 2019</text:p>
            <text:p>                                                                        </text:p>
          </table:table-cell>
          <table:table-cell table:number-columns-repeated="1008"/>
        </table:table-row>
        <table:table-row table:style-name="ro11">
          <table:table-cell office:value-type="string" calcext:value-type="string">
            <text:p>Software Developer</text:p>
          </table:table-cell>
          <table:table-cell office:value-type="string" calcext:value-type="string">
            <text:p>Renowned Company </text:p>
          </table:table-cell>
          <table:table-cell office:value-type="string" calcext:value-type="string">
            <text:p/>
            <text:p>                                                                02</text:p>
            <text:p>                                                                </text:p>
          </table:table-cell>
          <table:table-cell office:value-type="string" calcext:value-type="string">
            <text:p/>
            <text:p>Must have good knowledge in software development.</text:p>
            <text:p>Knowledge in applications development using C#, .NET, Python, Assembly Language and JAVASCRIPT.</text:p>
            <text:p/>
          </table:table-cell>
          <table:table-cell office:value-type="string" calcext:value-type="string">
            <text:p/>
            <text:p>                                                            Software Developer</text:p>
            <text:p>                                                        </text:p>
          </table:table-cell>
          <table:table-cell office:value-type="string" calcext:value-type="string">
            <text:p/>
            <text:p>                                                                Full-time</text:p>
            <text:p>                                                            </text:p>
          </table:table-cell>
          <table:table-cell office:value-type="string" calcext:value-type="string">
            <text:p/>
            <text:p>Â 1 to 2 year(s)</text:p>
            <text:p>                                                                    </text:p>
          </table:table-cell>
          <table:table-cell/>
          <table:table-cell office:value-type="string" calcext:value-type="string">
            <text:p/>
            <text:p>Â Age 25 to 35 years</text:p>
            <text:p>                                                                    </text:p>
          </table:table-cell>
          <table:table-cell office:value-type="string" calcext:value-type="string">
            <text:p/>
            <text:p>Â Dhaka</text:p>
            <text:p>                                                                    </text:p>
          </table:table-cell>
          <table:table-cell office:value-type="string" calcext:value-type="string">
            <text:p/>
            <text:p>Bachelor in Engineering (BEngg) in Computer Engineering</text:p>
            <text:p/>
          </table:table-cell>
          <table:table-cell office:value-type="string" calcext:value-type="string">
            <text:p/>
            <text:p>Age 25 to 35 years </text:p>
            <text:p>Must have good communication skills in English</text:p>
            <text:p/>
          </table:table-cell>
          <table:table-cell office:value-type="string" calcext:value-type="string">
            <text:p/>
            <text:p>Â Negotiable</text:p>
            <text:p>                                                                    </text:p>
          </table:table-cell>
          <table:table-cell office:value-type="string" calcext:value-type="string">
            <text:p/>
            <text:p>T/A, Mobile bill, Tour allowance, Medical allowance, Insurance, Over time allowanceSalary Review: YearlyFestival Bonus: 2</text:p>
            <text:p/>
          </table:table-cell>
          <table:table-cell office:value-type="string" calcext:value-type="string">
            <text:p/>
            <text:p>Â Oct 13, 2019</text:p>
            <text:p>                                                                        </text:p>
          </table:table-cell>
          <table:table-cell office:value-type="string" calcext:value-type="string">
            <text:p/>
            <text:p>Â Nov 11, 2019</text:p>
            <text:p>                                                                        </text:p>
          </table:table-cell>
          <table:table-cell table:number-columns-repeated="1008"/>
        </table:table-row>
        <table:table-row table:style-name="ro4">
          <table:table-cell office:value-type="string" calcext:value-type="string">
            <text:p>Creative Developer/Designer</text:p>
          </table:table-cell>
          <table:table-cell office:value-type="string" calcext:value-type="string">
            <text:p>ServicEngine Ltd. </text:p>
          </table:table-cell>
          <table:table-cell office:value-type="string" calcext:value-type="string">
            <text:p/>
            <text:p>                                                                5</text:p>
            <text:p>                                                                </text:p>
          </table:table-cell>
          <table:table-cell office:value-type="string" calcext:value-type="string">
            <text:p/>
            <text:p>Development &amp; design of digital campaigns within HTLM5, Photoshop and Illustrator.</text:p>
            <text:p>Collaboration with the AdOps team to assure campaign is properly processed for trafficking.</text:p>
            <text:p>Contributing feedback to our product evolution and company structure.</text:p>
            <text:p>Bringing your 'A' game and a high level or energy &amp; passion to work each and every day.</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3 to 4 year(s)</text:p>
            <text:p>                                                                    </text:p>
          </table:table-cell>
          <table:table-cell/>
          <table:table-cell office:value-type="string" calcext:value-type="string">
            <text:p/>
            <text:p>Â Age 22 to 35 years</text:p>
            <text:p>                                                                    </text:p>
          </table:table-cell>
          <table:table-cell office:value-type="string" calcext:value-type="string">
            <text:p/>
            <text:p>Â Dhaka</text:p>
            <text:p>                                                                    </text:p>
          </table:table-cell>
          <table:table-cell office:value-type="string" calcext:value-type="string">
            <text:p/>
            <text:p>A bachelors degree from 4 year university, or equivalent experience.</text:p>
            <text:p/>
          </table:table-cell>
          <table:table-cell office:value-type="string" calcext:value-type="string">
            <text:p/>
            <text:p>Age 22 to 35 years </text:p>
            <text:p>Able to work at night shift.</text:p>
            <text:p>3-4 years working experience in some form of digital media production role-- experience at an agency is a big plus.</text:p>
            <text:p>Proficiency with Adobe Photoshop, Adobe Illustrator or Adobe Animate or HTML5, Css3. </text:p>
            <text:p>Clearly demonstrated design skills.</text:p>
            <text:p>Demonstrated ability to collaborate within a team environment a must.</text:p>
            <text:p>Clear and confident communicator who is comfortable interacting with US Office on a daily basis.</text:p>
            <text:p>Process oriented with strong attention to detail and time management skills.</text:p>
            <text:p>Big plus for any experience with Interactive Advertising with JavaScript.</text:p>
            <text:p>Ability to think quickly on your feet and handle several issues simultaneously in a fast-paced environment.</text:p>
            <text:p>Desire to work with an ever-growing team and contribute as much as possible to the company &amp; your own development.</text:p>
            <text:p/>
          </table:table-cell>
          <table:table-cell office:value-type="string" calcext:value-type="string">
            <text:p/>
            <text:p>Â Negotiable</text:p>
            <text:p>                                                                    </text:p>
          </table:table-cell>
          <table:table-cell office:value-type="string" calcext:value-type="string">
            <text:p/>
            <text:p>Lunch/ Dinner, Two festival bonus &amp; Health Insurance etc.</text:p>
            <text:p/>
          </table:table-cell>
          <table:table-cell office:value-type="string" calcext:value-type="string">
            <text:p/>
            <text:p>Â Oct 14, 2019</text:p>
            <text:p>                                                                        </text:p>
          </table:table-cell>
          <table:table-cell office:value-type="string" calcext:value-type="string">
            <text:p/>
            <text:p>Â Nov 13, 2019</text:p>
            <text:p>                                                                        </text:p>
          </table:table-cell>
          <table:table-cell table:number-columns-repeated="1008"/>
        </table:table-row>
        <table:table-row table:style-name="ro12">
          <table:table-cell office:value-type="string" calcext:value-type="string">
            <text:p>Digital Marketing Manager</text:p>
          </table:table-cell>
          <table:table-cell office:value-type="string" calcext:value-type="string">
            <text:p>Avalon Hosting Services Ltd. </text:p>
          </table:table-cell>
          <table:table-cell office:value-type="string" calcext:value-type="string">
            <text:p/>
            <text:p>                                                                1</text:p>
            <text:p>                                                                </text:p>
          </table:table-cell>
          <table:table-cell office:value-type="string" calcext:value-type="string">
            <text:p/>
            <text:p>Stay ahead of any Google algorithm changes</text:p>
            <text:p>Guide paid search strategy alongside team leads and CEO</text:p>
            <text:p>Identify opportunities to improve crawling, indexation page remapping, and URL structure updates</text:p>
            <text:p>Site audits coinciding with all product updates and changes.</text:p>
            <text:p>Report against both organic and paid implementations</text:p>
            <text:p>Gather user insights, define key segments, and act as the voice of the Fiber customer to our marketing and product teams.</text:p>
            <text:p>Develop requirements for user experience and new features and work with technical and creative teams to execute.</text:p>
            <text:p>Drive user experience optimizations throughout the customer journey (landing pages, registration forms, ad creatives, etc.) using A/B and multivariate testing tools.</text:p>
            <text:p>Develop positioning and define value propositions for new product changes across Internet, Video/Content, and Customer Service.</text:p>
            <text:p>Set up measurement plans to track the impact of initiatives and experiments.</text:p>
            <text:p/>
          </table:table-cell>
          <table:table-cell office:value-type="string" calcext:value-type="string">
            <text:p/>
            <text:p>At Avalon, our Digital Marketing &amp; SEO Specialist will wear many hats (classic startup). The best fit will be able to analyze the data, define actionable next steps, and communicate to other stakeholders the strategy behind those next steps.</text:p>
            <text:p>A passion for deep analysis of web technologies and SEO is a must. Ability to build strategic paid search campaigns that support PPC and conversion optimization efforts would be a plus.</text:p>
            <text:p/>
          </table:table-cell>
          <table:table-cell office:value-type="string" calcext:value-type="string">
            <text:p/>
            <text:p>                                                                Full-time</text:p>
            <text:p>                                                            </text:p>
          </table:table-cell>
          <table:table-cell office:value-type="string" calcext:value-type="string">
            <text:p/>
            <text:p>Â 2 to 5 year(s)</text:p>
            <text:p>                                                                    </text:p>
          </table:table-cell>
          <table:table-cell office:value-type="string" calcext:value-type="string">
            <text:p/>
            <text:p>Â Both males and females are allowed to apply</text:p>
            <text:p>                                                                    </text:p>
          </table:table-cell>
          <table:table-cell office:value-type="string" calcext:value-type="string">
            <text:p/>
            <text:p>Â Age at least 20 years</text:p>
            <text:p>                                                                    </text:p>
          </table:table-cell>
          <table:table-cell office:value-type="string" calcext:value-type="string">
            <text:p/>
            <text:p>Â Dhaka (Mirpur)</text:p>
            <text:p>                                                                    </text:p>
          </table:table-cell>
          <table:table-cell office:value-type="string" calcext:value-type="string">
            <text:p/>
            <text:p>Bachelor degree in any discipline</text:p>
            <text:p>Skills Required:  Android SEO,  YouTube SEO, CSS, HTML, SEO and Digital Marketing, Technical SEO</text:p>
            <text:p/>
          </table:table-cell>
          <table:table-cell office:value-type="string" calcext:value-type="string">
            <text:p/>
            <text:p>Age at least 20 years </text:p>
            <text:p>Both males and females are allowed to apply</text:p>
            <text:p>Lead strategy, design, development, and ongoing management and optimization of our web properties</text:p>
            <text:p>Experience working with creatives (e.g., copywriters, designers, developers) and agencies to deliver digital projects (e.g., websites, apps, digital ads).</text:p>
            <text:p>Experience in driving a B2C digital channel for subscription businesses.</text:p>
            <text:p>Experience working in an agile web or app development environment. Experience running or being part of a large online acquisition program for a B2C product.</text:p>
            <text:p>Experience in SEO and content marketing to drive website traffic.</text:p>
            <text:p>Working knowledge of front-end web development tools and standards</text:p>
            <text:p>Partner with cross-functional internal and external teams</text:p>
            <text:p>Manage agency partners to budget, develop, launch, and maintain various web surfaces</text:p>
            <text:p>Actively manage multiple large-scale web projects and strategic initiatives</text:p>
            <text:p>Communicate project requirements, status, process, and performance clearly and often across teams</text:p>
            <text:p>Define and develop roadmaps for building, optimizing, and growing web surfaces to support business goals</text:p>
            <text:p>Ensure measurable milestones, metrics, and KPIs are defined, tracked, and aligned to business goals and objectives</text:p>
            <text:p>Ability to recognize common technical issues and explain their solutions coherently, ensuring teammates understand the recommendations</text:p>
            <text:p>Expertise in marketing attribution modeling &amp; measurement across multiple channels.</text:p>
            <text:p>Familiarity with digital advertising and social media platforms</text:p>
            <text:p>Understanding of affiliate marketing model</text:p>
            <text:p>Highly organized, with experience developing taxonomies for effective data management</text:p>
            <text:p>Knowledge of subscription business preferred</text:p>
            <text:p>Excellent social, oral and written communication skills</text:p>
            <text:p>Creativity and curiosity</text:p>
            <text:p>Outcomes and solutions-oriented with a high sense of urgency</text:p>
            <text:p>Ability to work with cross-functional teams and build close relationships within and across teams</text:p>
            <text:p>Ability to work with agility, prioritize effectively, and delegate as necessary (to external agency reporting teams)</text:p>
            <text:p>Extraordinary data visualization and presentation skills</text:p>
            <text:p>Work closely with team leads to communicate PPC/organic strategy, progress and results</text:p>
            <text:p>Experience with industry tools (Moz, Ahrefs, SEMRush, BrightEdge, STAT, Google Search Console, ScreamingFrog, Deepcrawl)</text:p>
            <text:p>Experience with analytics platforms like Google Analytics and Omniture</text:p>
            <text:p>Functional knowledge of HTML, CSS, JavaScript</text:p>
            <text:p>A strong understanding of search engine crawlers</text:p>
            <text:p>Experience in/familiar with canonicalization, client and server side redirects, pagination, crawl budget, xml sitemaps</text:p>
            <text:p>Understanding of structured markup</text:p>
            <text:p>Familiarity with featured snippets, rich snippets, and other SERP features</text:p>
            <text:p>Demonstrated analytical skills and data-driven approach to problem-solving</text:p>
            <text:p>Advanced proficiency in Google Analytics, Google Tag Manager, Google Ads, Google AdsEditor and Excel skills (pivot tables, look-up function and conditional functions)</text:p>
            <text:p>Ability to research technical issues and make actionable and well-informed recommendations based on your findings</text:p>
            <text:p/>
          </table:table-cell>
          <table:table-cell/>
          <table:table-cell office:value-type="string" calcext:value-type="string">
            <text:p/>
            <text:p>T/A, Mobile bill, Performance bonusSalary Review: YearlyFestival Bonus: 2</text:p>
            <text:p/>
          </table:table-cell>
          <table:table-cell office:value-type="string" calcext:value-type="string">
            <text:p/>
            <text:p>Â Oct 15, 2019</text:p>
            <text:p>                                                                        </text:p>
          </table:table-cell>
          <table:table-cell office:value-type="string" calcext:value-type="string">
            <text:p/>
            <text:p>Â Nov 14, 2019</text:p>
            <text:p>                                                                        </text:p>
          </table:table-cell>
          <table:table-cell table:number-columns-repeated="1008"/>
        </table:table-row>
        <table:table-row table:style-name="ro4">
          <table:table-cell office:value-type="string" calcext:value-type="string">
            <text:p>Digital Marketing Executive</text:p>
          </table:table-cell>
          <table:table-cell office:value-type="string" calcext:value-type="string">
            <text:p>Mountain Club Tours </text:p>
          </table:table-cell>
          <table:table-cell office:value-type="string" calcext:value-type="string">
            <text:p/>
            <text:p>                                                                1</text:p>
            <text:p>                                                                </text:p>
          </table:table-cell>
          <table:table-cell office:value-type="string" calcext:value-type="string">
            <text:p/>
            <text:p>Assist in the formulation of strategies to build a lasting digital connection with consumers</text:p>
            <text:p>Plan and monitor the ongoing company presence on social media (Twitter, Face-book etc.)</text:p>
            <text:p>Launch optimized online adverts through Google Adwords, Facebook etc. to increase company and brand awareness</text:p>
            <text:p>Be actively involved in SEO efforts (keyword, image optimization etc.)</text:p>
            <text:p>Prepare online newsletters &amp; promotional emails and organize their distribution through various channels</text:p>
            <text:p>Provide creative ideas for content marketing and update website</text:p>
            <text:p>Collaborate with designers to improve user experience</text:p>
            <text:p>Measure performance of digital marketing efforts by using a variety of Web analytics tools (Google Analytics, WebTrends etc.)</text:p>
            <text:p>Acquire insight in online marketing trends and keep strategies up-to-date</text:p>
            <text:p>Maintain partnerships with media agencies and vendors</text:p>
            <text:p/>
          </table:table-cell>
          <table:table-cell office:value-type="string" calcext:value-type="string">
            <text:p/>
            <text:p>Mountain Club Tours, one of the best Tour Operators cum IATA accredited Travel Agencies of Bangladesh, is looking for a Digital Marketing Executive who can play key roles to boost the sales of the company through extensive digital functions. Here are the details of the job:</text:p>
            <text:p>Job brief: We are looking for an experienced Digital Marketing Executive to assist in the planning, execution and optimization of our online marketing efforts. The promotion of products and services through digital channels is a complex procedure with great potential which becomes increasingly useful for companies such as ours.</text:p>
            <text:p>The ideal candidate will have a passion for all things of marketing and technology. You will be well-versed in the concepts surrounding digital marketing and how the Internet can become a strong asset to secure growing revenue. You will be tech-savvy and intuitive with great ideas to reinforce our marketing campaign.</text:p>
            <text:p/>
          </table:table-cell>
          <table:table-cell office:value-type="string" calcext:value-type="string">
            <text:p/>
            <text:p>                                                                Full-time</text:p>
            <text:p>                                                            </text:p>
          </table:table-cell>
          <table:table-cell/>
          <table:table-cell office:value-type="string" calcext:value-type="string">
            <text:p/>
            <text:p>Â Both males and females are allowed to apply</text:p>
            <text:p>                                                                    </text:p>
          </table:table-cell>
          <table:table-cell office:value-type="string" calcext:value-type="string">
            <text:p/>
            <text:p>Â Age 23 to 40 years</text:p>
            <text:p>                                                                    </text:p>
          </table:table-cell>
          <table:table-cell office:value-type="string" calcext:value-type="string">
            <text:p/>
            <text:p>Â Dhaka (Banani)</text:p>
            <text:p>                                                                    </text:p>
          </table:table-cell>
          <table:table-cell office:value-type="string" calcext:value-type="string">
            <text:p/>
            <text:p>Graduation  in marketing or relevant field</text:p>
            <text:p/>
          </table:table-cell>
          <table:table-cell office:value-type="string" calcext:value-type="string">
            <text:p/>
            <text:p>Age 23 to 40 years </text:p>
            <text:p>Both males and females are allowed to apply</text:p>
            <text:p>Proven experience as Digital Marketing Executive or similar role</text:p>
            <text:p>Excellent understanding of digital marketing concepts and best practices</text:p>
            <text:p>Experience with B2C social media, Google Adwords and email campaigns and SEO/SEM</text:p>
            <text:p>Working knowledge of ad serving tools (e.g., DART, Atlas)</text:p>
            <text:p>Perfect knowledge of web analytics tools (e.g. Google Analytics, NetInsight, WebTrends etc.)</text:p>
            <text:p>Skills and experience in creative content writing</text:p>
            <text:p>Analytical mindset and critical thinking</text:p>
            <text:p>Excellent communication and interpersonal skills</text:p>
            <text:p/>
          </table:table-cell>
          <table:table-cell office:value-type="string" calcext:value-type="string">
            <text:p/>
            <text:p>Â Negotiable</text:p>
            <text:p>                                                                    </text:p>
          </table:table-cell>
          <table:table-cell office:value-type="string" calcext:value-type="string">
            <text:p/>
            <text:p>Lunch Facilities: Partially SubsidizeSalary Review: YearlyFestival Bonus: 2</text:p>
            <text:p/>
          </table:table-cell>
          <table:table-cell office:value-type="string" calcext:value-type="string">
            <text:p/>
            <text:p>Â Oct 15, 2019</text:p>
            <text:p>                                                                        </text:p>
          </table:table-cell>
          <table:table-cell office:value-type="string" calcext:value-type="string">
            <text:p/>
            <text:p>Â Nov 5, 2019</text:p>
            <text:p>                                                                        </text:p>
          </table:table-cell>
          <table:table-cell table:number-columns-repeated="1008"/>
        </table:table-row>
        <table:table-row table:style-name="ro13">
          <table:table-cell office:value-type="string" calcext:value-type="string">
            <text:p>Junior 3D Modeller</text:p>
          </table:table-cell>
          <table:table-cell office:value-type="string" calcext:value-type="string">
            <text:p>BDGAME STUDIO </text:p>
          </table:table-cell>
          <table:table-cell office:value-type="string" calcext:value-type="string">
            <text:p/>
            <text:p>                                                                Not specific</text:p>
            <text:p>                                                                </text:p>
          </table:table-cell>
          <table:table-cell office:value-type="string" calcext:value-type="string">
            <text:p/>
            <text:p>Experience in any 3D Modeling software</text:p>
            <text:p>Willing to learn and adapt.</text:p>
            <text:p/>
          </table:table-cell>
          <table:table-cell office:value-type="string" calcext:value-type="string">
            <text:p><text:s/></text:p>
          </table:table-cell>
          <table:table-cell office:value-type="string" calcext:value-type="string">
            <text:p/>
            <text:p>                                                                Full-time</text:p>
            <text:p>                                                            </text:p>
          </table:table-cell>
          <table:table-cell/>
          <table:table-cell office:value-type="string" calcext:value-type="string">
            <text:p/>
            <text:p>Â Only males are allowed to apply</text:p>
            <text:p>                                                                    </text:p>
          </table:table-cell>
          <table:table-cell office:value-type="string" calcext:value-type="string">
            <text:p/>
            <text:p>Â Age at most 30 years</text:p>
            <text:p>                                                                    </text:p>
          </table:table-cell>
          <table:table-cell office:value-type="string" calcext:value-type="string">
            <text:p/>
            <text:p>Â Dhaka (Banani)</text:p>
            <text:p>                                                                    </text:p>
          </table:table-cell>
          <table:table-cell office:value-type="string" calcext:value-type="string">
            <text:p/>
            <text:p>Diploma in ComputerFresh graduates are encouraged to apply</text:p>
            <text:p>Educational requirements can be relaxed if individual can demonstrate high creative abilities.</text:p>
            <text:p/>
          </table:table-cell>
          <table:table-cell office:value-type="string" calcext:value-type="string">
            <text:p/>
            <text:p>Age at most 30 years </text:p>
            <text:p>Only males are allowed to apply</text:p>
            <text:p/>
          </table:table-cell>
          <table:table-cell office:value-type="string" calcext:value-type="string">
            <text:p/>
            <text:p>Â Negotiable</text:p>
            <text:p>                                                                    </text:p>
          </table:table-cell>
          <table:table-cell office:value-type="string" calcext:value-type="string">
            <text:p/>
            <text:p>Lunch Facilities: Full SubsidizeSalary Review: YearlyFestival Bonus: 2</text:p>
            <text:p/>
          </table:table-cell>
          <table:table-cell office:value-type="string" calcext:value-type="string">
            <text:p/>
            <text:p>Â Oct 14, 2019</text:p>
            <text:p>                                                                        </text:p>
          </table:table-cell>
          <table:table-cell office:value-type="string" calcext:value-type="string">
            <text:p/>
            <text:p>Â Nov 13, 2019</text:p>
            <text:p>                                                                        </text:p>
          </table:table-cell>
          <table:table-cell table:number-columns-repeated="1008"/>
        </table:table-row>
        <table:table-row table:style-name="ro4">
          <table:table-cell office:value-type="string" calcext:value-type="string">
            <text:p>Software Developer</text:p>
          </table:table-cell>
          <table:table-cell office:value-type="string" calcext:value-type="string">
            <text:p>Streams Tech Ltd. </text:p>
          </table:table-cell>
          <table:table-cell office:value-type="string" calcext:value-type="string">
            <text:p/>
            <text:p>                                                                04</text:p>
            <text:p>                                                                </text:p>
          </table:table-cell>
          <table:table-cell office:value-type="string" calcext:value-type="string">
            <text:p/>
            <text:p>Analyze, Architect and Design applications</text:p>
            <text:p>Develop application using clean code</text:p>
            <text:p>Maintain standard software development practice</text:p>
            <text:p>Work as a team member and provide support to other team members</text:p>
            <text:p>Code review to maintain code quality</text:p>
            <text:p/>
          </table:table-cell>
          <table:table-cell office:value-type="string" calcext:value-type="string">
            <text:p/>
            <text:p>                                                            Looking For: Software Developer (ASP.NET, Angular, AngularJS, Ionic)</text:p>
            <text:p>                                                        </text:p>
          </table:table-cell>
          <table:table-cell office:value-type="string" calcext:value-type="string">
            <text:p/>
            <text:p>                                                                Full-time</text:p>
            <text:p>                                                            </text:p>
          </table:table-cell>
          <table:table-cell office:value-type="string" calcext:value-type="string">
            <text:p/>
            <text:p>Â At least 2 year(s)</text:p>
            <text:p>                                                                    </text:p>
          </table:table-cell>
          <table:table-cell office:value-type="string" calcext:value-type="string">
            <text:p/>
            <text:p>Â Both males and females are allowed to apply</text:p>
            <text:p>                                                                    </text:p>
          </table:table-cell>
          <table:table-cell/>
          <table:table-cell office:value-type="string" calcext:value-type="string">
            <text:p/>
            <text:p>Â Dhaka</text:p>
            <text:p>                                                                    </text:p>
          </table:table-cell>
          <table:table-cell office:value-type="string" calcext:value-type="string">
            <text:p/>
            <text:p>Bachelor of Science (BSc) in Computer Science EngineeringBachelor of Science in Computer Science or equivalent degree from any reputed University</text:p>
            <text:p>Skills Required:  database management, Angular, AngularJS, ASP.NET MVC, Object Oriented Programming, SQL</text:p>
            <text:p/>
          </table:table-cell>
          <table:table-cell office:value-type="string" calcext:value-type="string">
            <text:p/>
            <text:p>Both males and females are allowed to apply</text:p>
            <text:p>Good Problem solving ability</text:p>
            <text:p>Good knowledge of data structures</text:p>
            <text:p>Perfect understanding in OOP, design patterns and design principles</text:p>
            <text:p>Ability to refactor spaghetti code</text:p>
            <text:p>Experience in developing framework and reusable components</text:p>
            <text:p>Ability to adapt quickly with new technology and frameworks</text:p>
            <text:p>Experience in .NET CORE, ASP.NET MVC, AngularJS, Angular, Entity Framework, Mocking framework, Unit testing</text:p>
            <text:p>Experience working with databases like MS SQL SERVER, Oracle, Postgres</text:p>
            <text:p>Perfect knowledge in source control system</text:p>
            <text:p>Experience in Agile Development and Unit Testing (both server side and client side)</text:p>
            <text:p>Experience in cross platform mobile app development like Ionic, Cordova, Xamarin is a plus</text:p>
            <text:p>Experience in GIS based application development is a plus</text:p>
            <text:p>Experience in GeoServer, OpenLayers, LeafletJS, ArcGIS is a plus</text:p>
            <text:p>Responsible and self-motivated</text:p>
            <text:p>Ability to work as a team player</text:p>
            <text:p/>
          </table:table-cell>
          <table:table-cell office:value-type="string" calcext:value-type="string">
            <text:p/>
            <text:p>Â Negotiable</text:p>
            <text:p>                                                                    </text:p>
          </table:table-cell>
          <table:table-cell office:value-type="string" calcext:value-type="string">
            <text:p/>
            <text:p>Weekly 2 holidaysLunch Facilities: Full SubsidizeSalary Review: YearlyFestival Bonus: 2Friendly work environment with ample opportunities to grow</text:p>
            <text:p>Opportunity to work in large scale applications in challenging problem domains</text:p>
            <text:p>Employee benefits as per company policy</text:p>
            <text:p/>
          </table:table-cell>
          <table:table-cell office:value-type="string" calcext:value-type="string">
            <text:p/>
            <text:p>Â Oct 13, 2019</text:p>
            <text:p>                                                                        </text:p>
          </table:table-cell>
          <table:table-cell office:value-type="string" calcext:value-type="string">
            <text:p/>
            <text:p>Â Nov 12, 2019</text:p>
            <text:p>                                                                        </text:p>
          </table:table-cell>
          <table:table-cell table:number-columns-repeated="1008"/>
        </table:table-row>
        <table:table-row table:style-name="ro14">
          <table:table-cell office:value-type="string" calcext:value-type="string">
            <text:p>Software Engineer</text:p>
          </table:table-cell>
          <table:table-cell office:value-type="string" calcext:value-type="string">
            <text:p>Code Surfer </text:p>
          </table:table-cell>
          <table:table-cell office:value-type="string" calcext:value-type="string">
            <text:p/>
            <text:p>                                                                02</text:p>
            <text:p>                                                                </text:p>
          </table:table-cell>
          <table:table-cell office:value-type="string" calcext:value-type="string">
            <text:p/>
            <text:p>Main code base is written in PHP </text:p>
            <text:p>But you must read and comply with the Zen of Python https://www.python.org/dev/peps/pep-0020/ </text:p>
            <text:p>Must have clear understanding of Algorithms and Data Structures </text:p>
            <text:p>Shall be able to learn new language and technologies quickly </text:p>
            <text:p>Have experience with REST and SOAP API </text:p>
            <text:p>Have a passion for problem solving </text:p>
            <text:p>Must have some experience of software testing </text:p>
            <text:p>Previous experience of team management is a plus</text:p>
            <text:p/>
          </table:table-cell>
          <table:table-cell office:value-type="string" calcext:value-type="string">
            <text:p/>
            <text:p>                                                            As a senior software engineer, you are expected to maintain and add features to our existing software written in PHP. You are also expected to lead a team of developers and communicate with stake holders to understand requirements and develop features accordingly. If there is an emergency, you are expected to fix urgent problems and help team members solve the problems.</text:p>
            <text:p>                                                        </text:p>
          </table:table-cell>
          <table:table-cell office:value-type="string" calcext:value-type="string">
            <text:p/>
            <text:p>                                                                Full-time</text:p>
            <text:p>                                                            </text:p>
          </table:table-cell>
          <table:table-cell office:value-type="string" calcext:value-type="string">
            <text:p/>
            <text:p>Â At least 1 year(s)</text:p>
            <text:p>                                                                    </text:p>
          </table:table-cell>
          <table:table-cell office:value-type="string" calcext:value-type="string">
            <text:p/>
            <text:p>Â Both males and females are allowed to apply</text:p>
            <text:p>                                                                    </text:p>
          </table:table-cell>
          <table:table-cell/>
          <table:table-cell office:value-type="string" calcext:value-type="string">
            <text:p/>
            <text:p>Â Anywhere in Bangladesh</text:p>
            <text:p>                                                                    </text:p>
          </table:table-cell>
          <table:table-cell office:value-type="string" calcext:value-type="string">
            <text:p/>
            <text:p>Bachelor of Science (BSc) in cse</text:p>
            <text:p>Skills Required: REST API, SOAP APIs</text:p>
            <text:p/>
          </table:table-cell>
          <table:table-cell office:value-type="string" calcext:value-type="string">
            <text:p/>
            <text:p>Both males and females are allowed to apply</text:p>
            <text:p/>
          </table:table-cell>
          <table:table-cell office:value-type="string" calcext:value-type="string">
            <text:p/>
            <text:p>Â Negotiable</text:p>
            <text:p>                                                                    </text:p>
          </table:table-cell>
          <table:table-cell office:value-type="string" calcext:value-type="string">
            <text:p/>
            <text:p>Performance bonus, Weekly 2 holidays, Over time allowanceLunch Facilities: Full SubsidizeSalary Review: YearlyFestival Bonus: 2</text:p>
            <text:p/>
          </table:table-cell>
          <table:table-cell office:value-type="string" calcext:value-type="string">
            <text:p/>
            <text:p>Â Oct 14, 2019</text:p>
            <text:p>                                                                        </text:p>
          </table:table-cell>
          <table:table-cell office:value-type="string" calcext:value-type="string">
            <text:p/>
            <text:p>Â Nov 13, 2019</text:p>
            <text:p>                                                                        </text:p>
          </table:table-cell>
          <table:table-cell table:number-columns-repeated="1008"/>
        </table:table-row>
        <table:table-row table:style-name="ro3">
          <table:table-cell office:value-type="string" calcext:value-type="string">
            <text:p>Back End Developer</text:p>
          </table:table-cell>
          <table:table-cell office:value-type="string" calcext:value-type="string">
            <text:p>Combosoft </text:p>
          </table:table-cell>
          <table:table-cell office:value-type="string" calcext:value-type="string">
            <text:p/>
            <text:p>                                                                02</text:p>
            <text:p>                                                                </text:p>
          </table:table-cell>
          <table:table-cell office:value-type="string" calcext:value-type="string">
            <text:p/>
            <text:p>Solve Problems with codes.</text:p>
            <text:p>Rock-solid skill on PHP Laravel Framework.</text:p>
            <text:p>Expertise in real-time programming(websocket/socket.io)</text:p>
            <text:p>Knowledge of Core PHP.</text:p>
            <text:p>A clear understanding of Bootstrap.</text:p>
            <text:p>Good expertise in MVC architecture.</text:p>
            <text:p>Strong Knowledge about MySQL.</text:p>
            <text:p>Must have experience in JavaScript, JQuery and AJAX</text:p>
            <text:p>Must have Knowledge about cPanel/WHM</text:p>
            <text:p>An understanding of HTTP, Apache, DNS, FTP, SSH is a PLUS</text:p>
            <text:p>Experience with VueJS is a PLUS</text:p>
            <text:p>Experience with RESTFUL API is a PLUS</text:p>
            <text:p>Experience with SaaS is a PLUS</text:p>
            <text:p>Good English skills- both in writing as well as speaking</text:p>
            <text:p>Take over responsibility for a project and run by yourself.</text:p>
            <text:p>Ability to work with us for at least 12 months (rather longer).</text:p>
            <text:p>Analytical skills, quick perception, and the ability for abstract thinking.</text:p>
            <text:p>Strong interest in technology</text:p>
            <text:p/>
          </table:table-cell>
          <table:table-cell office:value-type="string" calcext:value-type="string">
            <text:p/>
            <text:p>                                                            This is a full time job where candidate will be required to complete the tasks on a daily basis.</text:p>
            <text:p>                                                        </text:p>
          </table:table-cell>
          <table:table-cell office:value-type="string" calcext:value-type="string">
            <text:p/>
            <text:p>                                                                Full-time</text:p>
            <text:p>                                                            </text:p>
          </table:table-cell>
          <table:table-cell office:value-type="string" calcext:value-type="string">
            <text:p/>
            <text:p>Â 2 to 5 year(s)</text:p>
            <text:p>                                                                    </text:p>
          </table:table-cell>
          <table:table-cell table:number-columns-repeated="2"/>
          <table:table-cell office:value-type="string" calcext:value-type="string">
            <text:p/>
            <text:p>Â Dhaka (Mirpur)</text:p>
            <text:p>                                                                    </text:p>
          </table:table-cell>
          <table:table-cell office:value-type="string" calcext:value-type="string">
            <text:p/>
            <text:p>Bachelor in Engineering (BEngg) in Computer Science &amp; Engineering</text:p>
            <text:p>University of Dhaka,North South University,BRAC University,East West University,American International University Bangladesh students will get preference</text:p>
            <text:p>Skills Required:  Core PHP, 2+ Years experience with Laravel and Vue js, Apache, Socket.io, SSH, WebSocket</text:p>
            <text:p/>
          </table:table-cell>
          <table:table-cell office:value-type="string" calcext:value-type="string">
            <text:p><text:s/></text:p>
          </table:table-cell>
          <table:table-cell office:value-type="string" calcext:value-type="string">
            <text:p/>
            <text:p>Â Negotiable</text:p>
            <text:p>                                                                    </text:p>
          </table:table-cell>
          <table:table-cell office:value-type="string" calcext:value-type="string">
            <text:p/>
            <text:p>T/A, Mobile bill, Performance bonusLunch Facilities: Full SubsidizeSalary Review: Half YearlyFestival Bonus: 2</text:p>
            <text:p/>
          </table:table-cell>
          <table:table-cell office:value-type="string" calcext:value-type="string">
            <text:p/>
            <text:p>Â Oct 14, 2019</text:p>
            <text:p>                                                                        </text:p>
          </table:table-cell>
          <table:table-cell office:value-type="string" calcext:value-type="string">
            <text:p/>
            <text:p>Â Nov 12, 2019</text:p>
            <text:p>                                                                        </text:p>
          </table:table-cell>
          <table:table-cell table:number-columns-repeated="100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03">00/00/0000</text:date>, <text:time style:data-style-name="N2" text:time-value="00:19:40.13480536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03T00:28:10.897226122</dc:date>
    <meta:editing-duration>PT13M56S</meta:editing-duration>
    <meta:editing-cycles>5</meta:editing-cycles>
    <meta:generator>LibreOffice/6.2.7.1$Linux_X86_64 LibreOffice_project/20$Build-1</meta:generator>
    <meta:document-statistic meta:table-count="1" meta:cell-count="324" meta:object-count="0"/>
  </office:meta>
</office:document-meta>
</file>